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2" office:value-type="string">
            <text:p>memo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017-01-06_08-40-13_000.jpg</text:p>
          </table:table-cell>
          <table:table-cell table:style-name="ce2" office:value-type="string">
            <text:p>:m dayplan / 2017_0105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2017-01-06_08-29-46_000.jpg</text:p>
          </table:table-cell>
          <table:table-cell table:style-name="ce2" office:value-type="string">
            <text:p>:m :th / 方針 / 物理、化学、数学　⇒　のあと==&gt;商人（あきんど）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2017-01-06_02-16-26_011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2017-01-06_02-16-26_010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2017-01-06_02-16-26_009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2017-01-06_02-16-26_008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2017-01-06_02-16-26_007.jpg</text:p>
          </table:table-cell>
          <table:table-cell table:style-name="ce2" office:value-type="string">
            <text:p>:m 髪の毛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2017-01-06_02-16-26_006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2017-01-06_02-16-26_005.jpg</text:p>
          </table:table-cell>
          <table:table-cell table:style-name="ce2" office:value-type="string">
            <text:p>:m コレポン　 / ハローワーク　溝の口 / 求人応募　キクデン工業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2017-01-06_02-16-26_004.jpg</text:p>
          </table:table-cell>
          <table:table-cell table:style-name="ce2" office:value-type="string">
            <text:p>:tome <text:s/>/ 採用されるだろうか、ではない　⇒　やろうと決めているか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2017-01-06_02-16-26_003.jpg</text:p>
          </table:table-cell>
          <table:table-cell table:style-name="ce2" office:value-type="string">
            <text:p>:PHOTO 記録 / ネットカフェ泊まり　退店するとき　やることリスト</text:p>
          </table:table-cell>
        </table:table-row>
        <table:table-row table:style-name="ro4">
          <table:table-cell table:style-name="ce1" office:value-type="float" office:value="12">
            <text:p>12</text:p>
          </table:table-cell>
          <table:table-cell table:style-name="ce1" office:value-type="string">
            <text:p>2017-01-06_02-16-26_002.jpg</text:p>
          </table:table-cell>
          <table:table-cell table:style-name="ce2" office:value-type="string">
            <text:p>:PHOTO 面白いもの / @交差点　ジョナサン前 / 土地の区画の道標、のようなもの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2017-01-06_02-16-26_001.jpg</text:p>
          </table:table-cell>
          <table:table-cell table:style-name="ce2" office:value-type="string">
            <text:p>:m 2*2 RES / free# JVEMV6 8#2 / 速度　計算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2017-01-06_02-16-26_000.jpg</text:p>
          </table:table-cell>
          <table:table-cell table:style-name="ce2" office:value-type="string">
            <text:p>:m 1*2 RES / free# JVEMV6 8#2 / 速度　計算</text:p>
          </table:table-cell>
        </table:table-row>
        <table:table-row table:style-name="ro5">
          <table:table-cell table:style-name="ce1" office:value-type="float" office:value="15">
            <text:p>15</text:p>
          </table:table-cell>
          <table:table-cell table:style-name="ce1" office:value-type="string">
            <text:p>2017-01-05_21-36-32_000.jpg</text:p>
          </table:table-cell>
          <table:table-cell table:style-name="ce2" office:value-type="string">
            <text:p>:m 1-2*1 RES / free# JVEMV6 12#1 / miscs / prog: Ruby + sqlite3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2017-01-05_20-54-3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2017-01-05_20-53-34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2017-01-05_20-52-43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2017-01-05_20-51-3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2017-01-05_20-50-0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2017-01-05_20-48-0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2017-01-05_19-52-26_000.jpg</text:p>
          </table:table-cell>
          <table:table-cell table:style-name="ce2" office:value-type="string">
            <text:p>:m 食べた物</text:p>
          </table:table-cell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1" office:value-type="string">
            <text:p>2017-01-05_18-56-55_000.jpg</text:p>
          </table:table-cell>
          <table:table-cell table:style-name="ce2" office:value-type="string">
            <text:p>:tome <text:s/>/ 俺に必要な、やり方　⇒　スピード、多様さ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2017-01-05_17-15-42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2017-01-05_17-15-38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2017-01-05_17-15-20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2017-01-05_17-15-05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2017-01-05_17-14-57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2017-01-05_17-14-43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2017-01-05_17-14-04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2017-01-05_17-14-00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2017-01-05_17-13-45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2017-01-05_17-13-42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2017-01-05_17-13-29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2017-01-05_17-13-19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2017-01-05_17-13-05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2017-01-05_17-12-18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2017-01-05_17-01-34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2017-01-05_17-01-14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1" office:value-type="string">
            <text:p>2017-01-05_16-58-33_000.jpg</text:p>
          </table:table-cell>
          <table:table-cell table:style-name="ce2" office:value-type="string">
            <text:p>:m other / 検討データ　⇒　安全靴、購入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2017-01-05_16-30-31_000.jpg</text:p>
          </table:table-cell>
          <table:table-cell table:style-name="ce2" office:value-type="string">
            <text:p>:m 食べた物　間食 / 甘味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2017-01-05_16-28-4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2017-01-05_16-25-16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2017-01-05_16-18-0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2017-01-05_16-16-48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1" office:value-type="string">
            <text:p>2017-01-05_16-15-17_000.jpg</text:p>
          </table:table-cell>
          <table:table-cell table:style-name="ce2" office:value-type="string">
            <text:p>:m 食べた物　間食 / 飲み物　コーヒー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2017-01-05_16-15-11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2017-01-05_16-10-37_000.jpg</text:p>
          </table:table-cell>
          <table:table-cell table:style-name="ce2" office:value-type="string">
            <text:p>:m 食べた物　間食 / </text:p>
          </table:table-cell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2017-01-05_15-51-38_000.jpg</text:p>
          </table:table-cell>
          <table:table-cell table:style-name="ce2" office:value-type="string">
            <text:p>:m :th / 覚書き / 「見たくないもの」の　⇒　現場仕事か</text:p>
          </table:table-cell>
        </table:table-row>
        <table:table-row table:style-name="ro6">
          <table:table-cell table:style-name="ce1" office:value-type="float" office:value="50">
            <text:p>50</text:p>
          </table:table-cell>
          <table:table-cell table:style-name="ce1" office:value-type="string">
            <text:p>2017-01-05_15-51-25_000.jpg</text:p>
          </table:table-cell>
          <table:table-cell table:style-name="ce2" office:value-type="string">
            <text:p>:m :th / 覚書き / 「見たくないもの」の、続き　⇒　最大の虐待者　神王さんのいう、潜在意識が恐れているもの</text:p>
          </table:table-cell>
        </table:table-row>
        <table:table-row table:style-name="ro5">
          <table:table-cell table:style-name="ce1" office:value-type="float" office:value="51">
            <text:p>51</text:p>
          </table:table-cell>
          <table:table-cell table:style-name="ce1" office:value-type="string">
            <text:p>2017-01-05_15-50-00_000.jpg</text:p>
          </table:table-cell>
          <table:table-cell table:style-name="ce2" office:value-type="string">
            <text:p>:m :th / 覚書き / 残るのは　⇒　面白い、きれいだな || :m :th / アイデア / デザインのコツ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2017-01-05_15-49-45_000.jpg</text:p>
          </table:table-cell>
          <table:table-cell table:style-name="ce2" office:value-type="string">
            <text:p>:m 1*1 RES / free# JVEMV6 9#1 / バーゼル銀行監督委員会</text:p>
          </table:table-cell>
        </table:table-row>
        <table:table-row table:style-name="ro4">
          <table:table-cell table:style-name="ce1" office:value-type="float" office:value="53">
            <text:p>53</text:p>
          </table:table-cell>
          <table:table-cell table:style-name="ce1" office:value-type="string">
            <text:p>2017-01-05_15-41-09_000.jpg</text:p>
          </table:table-cell>
          <table:table-cell table:style-name="ce3" office:value-type="string">
            <text:p>:m 保管場所 <text:s text:c="2"/>/　お茶の袋　パック　/ PCラック　=&gt;　上から2段目　ダンボール内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2017-01-05_14-00-41_000.jpg</text:p>
          </table:table-cell>
          <table:table-cell table:style-name="ce2" office:value-type="string">
            <text:p>:m 1*1 RES / free# JVEMV6 8#3 / 速度　計算</text:p>
          </table:table-cell>
        </table:table-row>
        <table:table-row table:style-name="ro2" table:number-rows-repeated="1048520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2017/01/07</text:date>, <text:time>17:34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1-07T17:17:17.91</dc:date>
    <dc:creator>岩淵 謙</dc:creator>
    <meta:editing-duration>PT1H37M42S</meta:editing-duration>
    <meta:editing-cycles>16</meta:editing-cycles>
    <meta:document-statistic meta:table-count="1" meta:cell-count="165" meta:object-count="0"/>
  </office:meta>
</office:document-meta>
</file>